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296cm" svg:height="8.604cm" svg:x="0.104cm" svg:y="0.80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09-12T15:43:14.903041799</dc:date>
    <meta:editing-duration>PT2M48S</meta:editing-duration>
    <meta:editing-cycles>16</meta:editing-cycles>
    <meta:generator>LibreOffice/6.4.5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297cm" svg:height="8.605cm" xlink:href="." xlink:type="simple" chart:class="chart:scatter" chart:style-name="ch1">
        <chart:plot-area chart:style-name="ch2" chart:data-source-has-labels="both" svg:x="0.305cm" svg:y="0.172cm" svg:width="14.687cm" svg:height="8.261cm">
          <chartooo:coordinate-region svg:x="0.847cm" svg:y="0.371cm" svg:width="14.051cm" svg:height="7.863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